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8.266cm" table:align="left"/>
    </style:style>
    <style:style style:name="Tabelle2.A" style:family="table-column">
      <style:table-column-properties style:column-width="5.666cm"/>
    </style:style>
    <style:style style:name="Tabelle2.B" style:family="table-column">
      <style:table-column-properties style:column-width="1.289cm"/>
    </style:style>
    <style:style style:name="Tabelle2.C" style:family="table-column">
      <style:table-column-properties style:column-width="1.31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187cm" table:align="left"/>
    </style:style>
    <style:style style:name="Tabelle4.A" style:family="table-column">
      <style:table-column-properties style:column-width="7.699cm"/>
    </style:style>
    <style:style style:name="Tabelle4.B" style:family="table-column">
      <style:table-column-properties style:column-width="7.488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none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fo:font-size="10pt" style:font-size-asian="10pt" style:font-size-complex="10pt"/>
    </style:style>
    <style:style style:name="P12" style:family="paragraph" style:parent-style-name="Standard">
      <style:text-properties fo:color="#000000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fo:color="#0000cc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padding="0.074cm" fo:border-left="none" fo:border-right="none" fo:border-top="none" fo:border-bottom="0.035cm solid #000000" style:join-border="false"/>
      <style:text-properties fo:color="#ff3333" fo:font-size="10pt" style:font-size-asian="10pt" style:font-size-complex="10pt"/>
    </style:style>
    <style:style style:name="P20" style:family="paragraph" style:parent-style-name="Standard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2" style:family="paragraph" style:parent-style-name="Standard" style:list-style-name="L1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1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 style:list-style-name="L2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 style:list-style-name="L1">
      <style:text-properties fo:font-size="10pt" style:font-size-asian="10pt" style:font-size-complex="10pt"/>
    </style:style>
    <style:style style:name="P26" style:family="paragraph" style:parent-style-name="Standard">
      <style:text-properties fo:color="#0000cc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1"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 style:list-style-name="L1"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style:text-underline-mode="continuous" style:text-overline-mode="continuous" style:text-line-through-mode="continuous"/>
    </style:style>
    <style:style style:name="T8" style:family="text">
      <style:text-properties fo:color="#0000cc"/>
    </style:style>
    <style:style style:name="T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800000"/>
    </style:style>
    <style:style style:name="T19" style:family="text">
      <style:text-properties style:text-underline-mode="continuous" style:text-overline-mode="continuous" style:text-line-through-mode="continuo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Formular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8"/>
      <text:p text:style-name="P4">Beispiele sind alle auf der w3schools Webseite unter HTML: <text:tab/><text:tab/><text:tab/><text:tab/><text:tab/><text:tab/><text:tab/></text:p>
      <text:p text:style-name="P8"><text:span text:style-name="Absatz-Standardschriftart"><text:span text:style-name="T7"><text:tab/><text:tab/><text:tab/></text:span></text:span><text:a xlink:type="simple" xlink:href="https://www.w3schools.com/css/default.asp" text:style-name="Internet_20_link" text:visited-style-name="Visited_20_Internet_20_Link"><text:span text:style-name="Absatz-Standardschriftart"><text:span text:style-name="T14">https://www.w3schools.com/css/default.asp</text:span></text:span></text:a><text:span text:style-name="Absatz-Standardschriftart"><text:span text:style-name="T7"> <text:s/>→ Links Thema:</text:span></text:span><text:span text:style-name="Absatz-Standardschriftart"><text:span text:style-name="T19"> HTML Forms 1.Beispiel</text:span></text:span></text:p>
      <text:p text:style-name="P2"/>
      <text:p text:style-name="P3">&lt;form action="/action_page.php"&gt;</text:p>
      <text:p text:style-name="P3"><text:s text:c="2"/><text:tab/>First name:&lt;br&gt;</text:p>
      <text:p text:style-name="P3"><text:tab/>&lt;input type="text" name="firstname" value="Mickey"&gt;&lt;br&gt;</text:p>
      <text:p text:style-name="P3"><text:s/><text:tab/> Last name:&lt;br&gt;</text:p>
      <text:p text:style-name="P3"><text:s text:c="2"/><text:tab/>&lt;input type="text" name="lastname" value="Mouse"&gt;&lt;br&gt;&lt;br&gt;</text:p>
      <text:p text:style-name="P3"><text:s text:c="2"/><text:tab/>&lt;input type="submit" value="Submit"&gt;</text:p>
      <text:p text:style-name="P3">&lt;/form&gt; </text:p>
      <text:p text:style-name="P3"/>
      <text:p text:style-name="P10"><text:span text:style-name="T12">Wozu dient das 'form' Tag? <text:s text:c="2"/><text:tab/> </text:span><text:span text:style-name="T14">___________________________________________________________________</text:span></text:p>
      <text:p text:style-name="P20"/>
      <text:p text:style-name="P5"><text:span text:style-name="T12">Wozu dient die 'action' Eigenschaft?</text:span><text:span text:style-name="T14">___________________________________________________________________</text:span></text:p>
      <text:p text:style-name="P20"/>
      <text:p text:style-name="P2"><text:span text:style-name="T12">Was erzeugt das 'input' Tag? <text:s/><text:tab/></text:span><text:span text:style-name="T14">____________________________________________________________________</text:span></text:p>
      <text:p text:style-name="P21"/>
      <text:p text:style-name="P16"><text:span text:style-name="Absatz-Standardschriftart"><text:span text:style-name="T3">Was gibt dabei die Eigenschaft 'type' an?</text:span></text:span><text:span text:style-name="Absatz-Standardschriftart"><text:span text:style-name="T4">_______________________________________________________________</text:span></text:span></text:p>
      <text:p text:style-name="P16"><text:span text:style-name="Absatz-Standardschriftart"><text:span text:style-name="T4"/></text:span></text:p>
      <text:p text:style-name="P16"><text:span text:style-name="Absatz-Standardschriftart"><text:span text:style-name="T3">Wozu dient die Eigenschaft 'value'? <text:s text:c="7"/></text:span></text:span><text:span text:style-name="Absatz-Standardschriftart"><text:span text:style-name="T4"><text:s/>_______________________________________________________________</text:span></text:span></text:p>
      <text:p text:style-name="P9"/>
      <text:p text:style-name="P4">Weiter unten in w3schools Webseite unter HTML: <text:tab/><text:tab/><text:tab/><text:tab/><text:tab/><text:tab/><text:tab/></text:p>
      <text:p text:style-name="P8"><text:span text:style-name="Absatz-Standardschriftart"><text:span text:style-name="T7"><text:tab/><text:tab/><text:tab/></text:span></text:span><text:a xlink:type="simple" xlink:href="https://www.w3schools.com/css/default.asp" text:style-name="Internet_20_link" text:visited-style-name="Visited_20_Internet_20_Link"><text:span text:style-name="Absatz-Standardschriftart"><text:span text:style-name="T19">https://www.w3schools.com/css/default.asp</text:span></text:span></text:a><text:span text:style-name="Absatz-Standardschriftart"><text:span text:style-name="T7"> <text:s/>→ Links Thema:</text:span></text:span><text:span text:style-name="Absatz-Standardschriftart"><text:span text:style-name="T19"> HTML Forms</text:span></text:span></text:p>
      <text:p text:style-name="P8"><text:span text:style-name="Absatz-Standardschriftart"><text:span text:style-name="T19"/></text:span></text:p>
      <text:p text:style-name="P8"><text:span text:style-name="Absatz-Standardschriftart"><text:span text:style-name="T7">stehen Target und Methode Attribute</text:span></text:span></text:p>
      <text:p text:style-name="P8"><text:span text:style-name="Absatz-Standardschriftart"><text:span text:style-name="T7"/></text:span></text:p>
      <text:p text:style-name="P7">Bestimmen Sie die Bedeutung folgender Attribute des Beispielformulars</text:p>
      <text:p text:style-name="P9"/>
      <text:p text:style-name="P3"/>
      <text:p text:style-name="P3"><text:s/><text:span text:style-name="T8"><text:s text:c="3"/>&lt;form <text:tab/>id=“Formularname“ <text:tab/><text:tab/><text:tab/><text:tab/><text:tab/></text:span></text:p>
      <text:p text:style-name="P3"><text:span text:style-name="T8"><text:tab/><text:tab/>action=“</text:span><text:a xlink:type="simple" xlink:href="mailto:name@mein.web" text:style-name="Internet_20_link" text:visited-style-name="Visited_20_Internet_20_Link">mailto:name@mein.web</text:a><text:span text:style-name="T8">“ <text:tab/><text:tab/><text:tab/></text:span></text:p>
      <text:p text:style-name="P15"/>
      <text:p text:style-name="P15"><text:tab/><text:tab/>method=“GET“ <text:tab/>________________________________________________</text:p>
      <text:p text:style-name="P15"/>
      <text:p text:style-name="P15"><text:tab/><text:tab/>target=“_blank“&gt;<text:tab/>________________________________________________</text:p>
      <text:p text:style-name="P3"><text:s text:c="5"/></text:p>
      <text:p text:style-name="P3"><text:s/>…... Eingabefelder.....</text:p>
      <text:p text:style-name="P15"><text:s text:c="4"/>&lt;/form&gt;</text:p>
      <text:p text:style-name="P3"><text:s/><text:span text:style-name="T5">Weiter unten in w3schools Webseite unter HTML: <text:tab/><text:tab/><text:tab/><text:tab/><text:tab/><text:tab/><text:tab/></text:span></text:p>
      <text:p text:style-name="P8"><text:a xlink:type="simple" xlink:href="https://www.w3schools.com/css/default.asp" text:style-name="Internet_20_link" text:visited-style-name="Visited_20_Internet_20_Link"><text:span text:style-name="Absatz-Standardschriftart"><text:span text:style-name="T19">https://www.w3schools.com/css/default.asp</text:span></text:span></text:a><text:span text:style-name="Absatz-Standardschriftart"><text:span text:style-name="T7"> </text:span></text:span><text:span text:style-name="T5">→ HTML Forms Methode Beispiele get/ post → Try it Yourself</text:span></text:p>
      <text:p text:style-name="P8"/>
      <text:p text:style-name="P8">Formulardaten versenden mit GET oder POST ?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8">POST</text:p>
          </table:table-cell>
          <table:table-cell table:style-name="Tabelle2.C1" office:value-type="string">
            <text:p text:style-name="P18">GET</text:p>
          </table:table-cell>
        </table:table-row>
        <table:table-row>
          <table:table-cell table:style-name="Tabelle2.A2" office:value-type="string">
            <text:p text:style-name="P17">Übermittlung größerer Datenmengen</text:p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7"/>
          </table:table-cell>
        </table:table-row>
        <table:table-row>
          <table:table-cell table:style-name="Tabelle2.A2" office:value-type="string">
            <text:p text:style-name="P17">Verwenden für Passwortabfragen</text:p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7"/>
          </table:table-cell>
        </table:table-row>
        <table:table-row>
          <table:table-cell table:style-name="Tabelle2.A2" office:value-type="string">
            <text:p text:style-name="P17">Hyperlink auf Formular-Parameter</text:p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7"/>
          </table:table-cell>
        </table:table-row>
        <table:table-row>
          <table:table-cell table:style-name="Tabelle2.A2" office:value-type="string">
            <text:p text:style-name="P17">Daten als Favoriten</text:p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7"/>
          </table:table-cell>
        </table:table-row>
        <table:table-row>
          <table:table-cell table:style-name="Tabelle2.A2" office:value-type="string">
            <text:p text:style-name="P17">Datenversand per Email</text:p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ingabefelder</text:p>
      <text:p text:style-name="P8"/>
      <text:p text:style-name="P5">Input Felder werden mit &lt;input&gt;-Tag <text:s/>eingeleitet. Die Art des Eingabefeldes wird über das type-Attribut festgelegt. </text:p>
      <text:p text:style-name="P5"/>
      <text:p text:style-name="P3">&lt;input type=text <text:s/>name="feldname"&gt; <text:tab/><text:tab/></text:p>
      <text:p text:style-name="P2"/>
      <text:p text:style-name="P2">Der name ist für die Formularverarbeitung wichtig und sollte daher nur einmal pro Formular verwendet werden. </text:p>
      <text:p text:style-name="P2"/>
      <text:p text:style-name="P6">Bedeutung von name:_____________________________________________________________________________</text:p>
      <text:p text:style-name="P2"/>
      <text:list xml:id="list2837139766303821784" text:style-name="L1">
        <text:list-item>
          <text:p text:style-name="P23">Aufgabe: Öffnen Sie folgende Seite im Browser:</text:p>
          <text:p text:style-name="P22">HTML Forms → HTML Forms 1. Beispiel <text:s/>→ Try it Yourself</text:p>
          <text:p text:style-name="P25"/>
          <text:p text:style-name="P25">Welches Element des body ist nicht sichtbar? <text:tab/></text:p>
          <text:p text:style-name="P25"/>
          <text:p text:style-name="P25">Wie gross ist ein Eingabefeld standardmäßig? <text:tab/></text:p>
        </text:list-item>
      </text:list>
      <text:p text:style-name="P2"/>
      <text:list xml:id="list41471516" text:continue-numbering="true" text:style-name="L1">
        <text:list-item>
          <text:p text:style-name="P23">Aufgabe: Ersetzen Sie <text:s/>ersten type = "text" <text:s/>durch type = "password" zur Passwortabfrage im Browserfenster und Run. Was hat sich geändert?</text:p>
        </text:list-item>
      </text:list>
      <text:p text:style-name="P6"/>
      <text:p text:style-name="P6"><text:tab/><text:span text:style-name="T18">_________________________________________________________________________________</text:span></text:p>
      <text:p text:style-name="P14"/>
      <text:p text:style-name="P6"><text:tab/>Über den type läßt sich der Inhalt es Eingabefeldes spezifizieren.</text:p>
      <text:p text:style-name="P6"/>
      <text:list xml:id="list41477482" text:continue-numbering="true" text:style-name="L1">
        <text:list-item>
          <text:p text:style-name="P23">Aufgabe: Ergänzen Sie im zweiten type = "text" Feld die Eigenschaft size="15" maxlength="10" placeholder= <text:s/>"textvorlage"</text:p>
        </text:list-item>
      </text:list>
      <text:p text:style-name="P6"/>
      <text:p text:style-name="P6"><text:tab/>Wozu dienen diese Einstellungen?</text:p>
      <text:p text:style-name="P6"><text:tab/><text:tab/> <text:s text:c="2"/>size<text:tab/><text:tab/><text:span text:style-name="T15">_______________________</text:span></text:p>
      <text:p text:style-name="P6"><text:tab/></text:p>
      <text:p text:style-name="P6"><text:tab/><text:tab/> <text:s text:c="2"/>maxlength<text:tab/><text:span text:style-name="T15">______________________</text:span></text:p>
      <text:p text:style-name="P6"/>
      <text:p text:style-name="P6"><text:tab/><text:tab/> <text:s/>placeholder<text:tab/><text:span text:style-name="T15">____________________________</text:span></text:p>
      <text:p text:style-name="P6"/>
      <text:list xml:id="list41465376" text:continue-numbering="true" text:style-name="L1">
        <text:list-header>
          <text:p text:style-name="P23">Ergänzen Sie das Attribute readonly="readonly" Was bewirkt diese Einstellung?</text:p>
          <text:p text:style-name="P23"/>
          <text:p text:style-name="P23"><text:s/><text:span text:style-name="T15">_____________________________________________________________________</text:span></text:p>
        </text:list-header>
      </text:list>
      <text:p text:style-name="P2"/>
      <text:list xml:id="list41458842" text:continue-numbering="true" text:style-name="L1">
        <text:list-item>
          <text:p text:style-name="P23">Aufgabe: Ergänzen Sie zwei Input-Elemente vom type="submit" <text:s/>und "reset":</text:p>
        </text:list-item>
      </text:list>
      <text:p text:style-name="P6"/>
      <text:p text:style-name="P6"><text:tab/>Was haben wir erzeugt? <text:tab/><text:span text:style-name="T15">_____________________________________</text:span></text:p>
      <text:p text:style-name="P2"/>
      <text:p text:style-name="P2">Submit: <text:tab/><text:tab/>Beim Drücken der Schaltfläche und einer bestehenden Internetverbindung wird das Formular mit <text:tab/><text:tab/>allen Eingaben zum Server geschickt. </text:p>
      <text:p text:style-name="P2">Reset: <text:tab/><text:tab/>Beim Drücken der Schaltfläche werden die Eingaben des Formulars gelöscht. </text:p>
      <text:p text:style-name="P2"/>
      <text:list xml:id="list41470476" text:continue-numbering="true" text:style-name="L1">
        <text:list-item>
          <text:p text:style-name="P23">Aufgabe: Ergänzen Sie zwei Input-Elemente vom type="hidden" <text:s/>: </text:p>
        </text:list-item>
      </text:list>
      <text:p text:style-name="P6"/>
      <text:p text:style-name="P6"><text:tab/>Was haben wir erzeugt?<text:tab/><text:tab/><text:span text:style-name="T15">__________________________________________</text:span></text:p>
      <text:p text:style-name="P6"/>
      <text:p text:style-name="P6"><text:tab/>Wozu dient ein solches Feld?<text:tab/><text:span text:style-name="T15">_________________________________________</text:span></text:p>
      <text:p text:style-name="P6"/>
      <text:list xml:id="list41459467" text:continue-numbering="true" text:style-name="L1">
        <text:list-item>
          <text:p text:style-name="P23">Aufgabe: Ergänzen Sie ein Input-Elemente vom type="range" <text:s/>:</text:p>
        </text:list-item>
      </text:list>
      <text:p text:style-name="P6"/>
      <text:p text:style-name="P6"><text:tab/>Was haben wir erzeugt? <text:s/><text:tab/><text:tab/><text:span text:style-name="T15">____________________________________________</text:span></text:p>
      <text:p text:style-name="P14"/>
      <text:list xml:id="list41470028" text:continue-numbering="true" text:style-name="L1">
        <text:list-item>
          <text:p text:style-name="P23">Aufgabe: Ersetzen Sie die range durch type="number" <text:s/>mit Attribute min="1" und max="10".</text:p>
        </text:list-item>
      </text:list>
      <text:p text:style-name="P6"/>
      <text:p text:style-name="P6"><text:tab/>Was haben wir erzeugt? <text:s/><text:tab/><text:tab/><text:span text:style-name="T15">__________________________________________________</text:span></text:p>
      <text:p text:style-name="P6"/>
      <text:p text:style-name="P6"><text:tab/>Ergänzen Sie das Attribute value="5". Was bewirkt es? <text:tab/><text:span text:style-name="T15">____________________________________</text:span></text:p>
      <text:p text:style-name="P14"/>
      <text:list xml:id="list41472844" text:continue-numbering="true" text:style-name="L1">
        <text:list-item>
          <text:p text:style-name="P23">Aufgabe: Ergänzen die Bedeutung der Attribute:</text:p>
        </text:list-item>
      </text:list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17"><text:span text:style-name="T1">Übersicht über Attribute der input-Elemente</text:span> </text:p>
          </table:table-cell>
          <table:table-cell table:style-name="Tabelle4.B1" office:value-type="string">
            <text:p text:style-name="P17"/>
          </table:table-cell>
        </table:table-row>
        <table:table-row>
          <table:table-cell table:style-name="Tabelle4.A2" office:value-type="string">
            <text:p text:style-name="P17">size </text:p>
            <text:p text:style-name="P17"/>
            <text:p text:style-name="P10">maxlength</text:p>
            <text:p text:style-name="P10"/>
            <text:p text:style-name="P17">readonly</text:p>
            <text:p text:style-name="P17"/>
            <text:p text:style-name="P17">min, max </text:p>
            <text:p text:style-name="P17"/>
            <text:p text:style-name="P17">value</text:p>
          </table:table-cell>
          <table:table-cell table:style-name="Tabelle4.B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7"/>
          </table:table-cell>
        </table:table-row>
      </table:table>
      <text:p text:style-name="P8">Mehrzeilige Eingabefelder</text:p>
      <text:p text:style-name="P2"><text:s/></text:p>
      <text:p text:style-name="P8"><text:span text:style-name="T5"><text:tab/></text:span>HTML Forms → Froms Elements 3.Beispiel → Try it Yourself</text:p>
      <text:p text:style-name="P3">&lt;textarea name="feldname" rows=n cols=n&gt; &lt;/textarea&gt; <text:tab/><text:tab/><text:tab/></text:p>
      <text:p text:style-name="P6"/>
      <text:list xml:id="list41476016" text:continue-numbering="true" text:style-name="L1">
        <text:list-item>
          <text:p text:style-name="P23">Aufgabe: Erzeugen Sie ein Textfeld mit 5 Zeilen und 10 Spalten mit Namen 'Texteingabe'</text:p>
        </text:list-item>
      </text:list>
      <text:p text:style-name="P6"/>
      <text:p text:style-name="P6"><text:tab/><text:span text:style-name="T15">__________________________________________________________________</text:span></text:p>
      <text:p text:style-name="P6"/>
      <text:p text:style-name="P6"><text:tab/>Was passiert wenn Sie zwischen Anfangs- und Endtag "Kommentar" setzen?</text:p>
      <text:p text:style-name="P6"/>
      <text:p text:style-name="P6"><text:tab/> <text:span text:style-name="T15">_________________________________________________________________</text:span> </text:p>
      <text:p text:style-name="P2"/>
      <text:p text:style-name="P8">Auswahlliste</text:p>
      <text:p text:style-name="P2"><text:s/></text:p>
      <text:p text:style-name="P8"><text:span text:style-name="T5"><text:tab/></text:span>HTML-Forms → Forms Elemente <text:s/>1.Beispiel → Try it Yourself</text:p>
      <text:p text:style-name="P3"><text:tab/>&lt;select name="listenname"&gt;</text:p>
      <text:p text:style-name="P3"><text:tab/><text:tab/> &lt;option&gt;Auswahl 1&lt;/option&gt;</text:p>
      <text:p text:style-name="P3"><text:tab/><text:tab/> &lt;option&gt;Auswahl 2&lt;/option&gt;</text:p>
      <text:p text:style-name="P3"><text:s/><text:tab/><text:tab/>&lt;option&gt;Auswahl 3&lt;/option&gt;</text:p>
      <text:p text:style-name="P3"><text:s/><text:tab/>&lt;/select&gt; </text:p>
      <text:p text:style-name="P6"/>
      <text:list xml:id="list41463123" text:continue-numbering="true" text:style-name="L1">
        <text:list-item>
          <text:p text:style-name="P23">Aufgabe: Erzeugen Sie eine Selectliste wie oben angegeben. Was wird erzeugt?</text:p>
          <text:p text:style-name="P23"/>
          <text:p text:style-name="P27">__________________________________________________________________</text:p>
          <text:p text:style-name="P23"/>
          <text:p text:style-name="P23">Ergänzen Sie das Attribute size= "2". Was bewirkt es? <text:s/><text:span text:style-name="T15">_________________________________________</text:span></text:p>
        </text:list-item>
      </text:list>
      <text:p text:style-name="P6"/>
      <text:p text:style-name="P6"><text:tab/>Ergänzen Sie in einem option-Tag das Attribute selected <text:s/>ohne Wert. Was bewirkt es? </text:p>
      <text:p text:style-name="P6"/>
      <text:p text:style-name="P6"><text:tab/>____________________</text:p>
      <text:p text:style-name="P2"/>
      <text:p text:style-name="P8">Radio- und Checkbuttons</text:p>
      <text:p text:style-name="P8"/>
      <text:p text:style-name="P8"><text:span text:style-name="T5"><text:tab/></text:span>HTML-Forms → Input Types <text:s/>alle Beispiele <text:s/>→ Try it Yourself</text:p>
      <text:p text:style-name="P2"/>
      <text:p text:style-name="P2"><text:tab/>&lt;<text:span text:style-name="T1">input type="radio" name="feldname" value="name1"&gt;Button 1</text:span></text:p>
      <text:p text:style-name="P3"><text:tab/>&lt;input type="radio" name="feldname" value="name2"&gt;Button 2</text:p>
      <text:p text:style-name="P3"><text:tab/>&lt;input type="radio" name="feldname" value="name3"&gt;Button 3</text:p>
      <text:p text:style-name="P6"/>
      <text:list xml:id="list41466691" text:continue-numbering="true" text:style-name="L1">
        <text:list-item>
          <text:p text:style-name="P23">Aufgabe: Erzeugen Sie ein Radiobutton wie oben angegeben. <text:s/>Es gibt kein umklammerndes Element.</text:p>
          <text:p text:style-name="P23"/>
          <text:p text:style-name="P23">Beachte: alle haben was gemeinsam? <text:span text:style-name="T15">____________________________________________________</text:span></text:p>
          <text:p text:style-name="P23"/>
          <text:p text:style-name="P23">Was wird erzeugt?<text:tab/><text:tab/> <text:s text:c="4"/><text:span text:style-name="T15">____________________________________________________</text:span></text:p>
          <text:p text:style-name="P23"/>
          <text:p text:style-name="P23"/>
          <text:p text:style-name="P23">Ergänzen Sie in einem input-Tag das Attribute checked ohne Wert. Was bewirkt es? </text:p>
          <text:p text:style-name="P23"><text:tab/></text:p>
          <text:p text:style-name="P27">______________________________________________________________________</text:p>
          <text:p text:style-name="P23"/>
          <text:p text:style-name="P23">Ergänzen Sie vor jedem Radiobutton einen Label wie folgt: &lt;label&gt; <text:s/>...Text ...&lt;/label&gt; mit <text:soft-page-break/>unterschiedlichem Text. </text:p>
        </text:list-item>
      </text:list>
      <text:p text:style-name="P6"/>
      <text:p text:style-name="P6"><text:tab/>Was macht ein Label-Element für den Radio-Button? <text:tab/><text:span text:style-name="T15">_____________________________________</text:span></text:p>
      <text:p text:style-name="P6"><text:tab/></text:p>
      <text:p text:style-name="P6"><text:tab/>Um die Beziehung zwischen Label und Radio-Button zu verdeutlichen, muss folgendes gemacht werden:</text:p>
      <text:list xml:id="list1759659215529591683" text:style-name="L2">
        <text:list-item>
          <text:list>
            <text:list-item>
              <text:list>
                <text:list-item>
                  <text:p text:style-name="P24">Radio-Button bekommt id </text:p>
                </text:list-item>
                <text:list-item>
                  <text:p text:style-name="P24">Label bekommt for-Attribute mit Wert Radio-Button id<text:tab/><text:tab/>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12">Ersetzen Sie jetzt den type="radio“ durch "checkbox". Was ändert sich? </text:span><text:span text:style-name="T16">___________________________</text:span></text:p>
      <text:p text:style-name="P6"/>
      <text:p text:style-name="P6"><text:tab/>Verhalten sich<text:span text:style-name="T5"> Checkbuttons anders als Radio-Buttons? Wenn ja wie? </text:span></text:p>
      <text:p text:style-name="P4"/>
      <text:p text:style-name="P4"><text:tab/>Probieren Sie <text:a xlink:type="simple" xlink:href="http://www.w3schools.com/tags/tag_label.asp" text:style-name="Internet_20_link" text:visited-style-name="Visited_20_Internet_20_Link">http://www.w3schools.com/tags/tag_label.asp</text:a> <text:s/>→ Try it Yourself.welcher Wert beim <text:tab/>Submit weitergegeben wird. </text:p>
      <text:p text:style-name="P4"/>
      <text:p text:style-name="P2"><text:tab/><text:span text:style-name="T17">______________________________________________________________________________________</text:span></text:p>
      <text:p text:style-name="P4"/>
      <text:p text:style-name="P5">Waren es ursprünglich nur wenige verschiedene Typen, so wurden mit HTML5 für viele Anwendungsbereiche neue Typen geschaffen.</text:p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Input-Elemente zur Eingabe von Text</text:p>
          </table:table-cell>
          <table:table-cell table:style-name="Tabelle3.B1" office:value-type="string">
            <text:p text:style-name="P18">Input-Elemente zur Eingabe von Zeitangaben</text:p>
          </table:table-cell>
        </table:table-row>
        <table:table-row>
          <table:table-cell table:style-name="Tabelle3.A2" office:value-type="string">
            <text:p text:style-name="P17">type = "text" </text:p>
            <text:p text:style-name="P17">type = "search" </text:p>
            <text:p text:style-name="P17">type = "password" </text:p>
            <text:p text:style-name="P17">type = "tel" </text:p>
            <text:p text:style-name="P17">type = "url" </text:p>
            <text:p text:style-name="P17">type = "email"</text:p>
          </table:table-cell>
          <table:table-cell table:style-name="Tabelle3.B2" office:value-type="string">
            <text:p text:style-name="P17">type = "date" </text:p>
            <text:p text:style-name="P17">type = "datetime" </text:p>
            <text:p text:style-name="P17">type = "datetime-local" </text:p>
            <text:p text:style-name="P17">type = "week" </text:p>
            <text:p text:style-name="P17">type = "month" </text:p>
            <text:p text:style-name="P17">type = "time"</text:p>
          </table:table-cell>
        </table:table-row>
        <table:table-row>
          <table:table-cell table:style-name="Tabelle3.A2" office:value-type="string">
            <text:p text:style-name="P18">Input-Elemente zur Eingabe von Zahlen</text:p>
          </table:table-cell>
          <table:table-cell table:style-name="Tabelle3.B2" office:value-type="string">
            <text:p text:style-name="P18">Input-Elemente zum Treffen einer Auswahl</text:p>
          </table:table-cell>
        </table:table-row>
        <table:table-row>
          <table:table-cell table:style-name="Tabelle3.A2" office:value-type="string">
            <text:p text:style-name="P17">type = "number" </text:p>
            <text:p text:style-name="P17">type = "range"</text:p>
          </table:table-cell>
          <table:table-cell table:style-name="Tabelle3.B2" office:value-type="string">
            <text:p text:style-name="P17">type = "radio" </text:p>
            <text:p text:style-name="P17">type = "checkbox"</text:p>
          </table:table-cell>
        </table:table-row>
        <table:table-row>
          <table:table-cell table:style-name="Tabelle3.A2" office:value-type="string">
            <text:p text:style-name="P18">sonstige Input-Elemente</text:p>
          </table:table-cell>
          <table:table-cell table:style-name="Tabelle3.B2" office:value-type="string">
            <text:p text:style-name="P18">Input-Elemente zum Auslösen von Benutzeraktionen</text:p>
          </table:table-cell>
        </table:table-row>
        <table:table-row>
          <table:table-cell table:style-name="Tabelle3.A2" office:value-type="string">
            <text:p text:style-name="P17">type = "hidden" </text:p>
            <text:p text:style-name="P17">type = "file" </text:p>
            <text:p text:style-name="P17">type = "color"</text:p>
          </table:table-cell>
          <table:table-cell table:style-name="Tabelle3.B2" office:value-type="string">
            <text:p text:style-name="P17">type = "button" </text:p>
            <text:p text:style-name="P17">type = "submit" </text:p>
            <text:p text:style-name="P17">type = "image" </text:p>
            <text:p text:style-name="P17">type = "reset"</text:p>
          </table:table-cell>
        </table:table-row>
      </table:table>
      <text:p text:style-name="P11"><text:a xlink:type="simple" xlink:href="http://www.knopper.net/bw/ainf/uebungen/uebung04-musterloesung/uebung04.html" text:style-name="Internet_20_link" text:visited-style-name="Visited_20_Internet_20_Link"><text:span text:style-name="T2"/></text:a></text:p>
      <text:p text:style-name="P3"><text:tab/></text:p>
      <text:p text:style-name="P6"/>
      <text:list xml:id="list41484143" text:continue-list="list41466691" text:style-name="L1">
        <text:list-item>
          <text:p text:style-name="P25"><text:span text:style-name="T11">Aufgabe: </text:span><text:span text:style-name="T9">Ergänzen Sie in oben angegebenem </text:span><text:span text:style-name="T10"><text:s/></text:span></text:p>
          <text:list>
            <text:list-header>
              <text:p text:style-name="P28">HTML-Forms → Input Types mehrere Beispiele→ Try it Yourself</text:p>
            </text:list-header>
          </text:list>
        </text:list-item>
      </text:list>
      <text:p text:style-name="P13"/>
      <text:p text:style-name="P11"><text:span text:style-name="T6"><text:tab/></text:span><text:span text:style-name="T13">Eingabefelder für email , date und url.<text:tab/>_____________________________________________________</text:span></text:p>
      <text:p text:style-name="P12"/>
      <text:p text:style-name="P11"><text:span text:style-name="T13"><text:tab/>Was bewirkt das Anlegen solcher Felder?</text:span><text:span text:style-name="T6"> <text:tab/>_____________________________________________________<text:tab/></text:span></text:p>
      <text:p text:style-name="P13"/>
      <text:p text:style-name="P12"><text:tab/>Eingabefelder für file bewirkt was? <text:tab/>_____________________________________________________</text:p>
      <text:p text:style-name="P12"/>
      <text:p text:style-name="P12"><text:tab/>Eingabefelder für color bewirkt was? <text:tab/>_____________________________________________________</text:p>
      <text:p text:style-name="P13"/>
      <text:p text:style-name="P12"><text:tab/>Was bewirkt Attribute required ohne Wert für ein Eingabefeld? ____________________________________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7-11-14T21:28:06.68</dc:date>
    <dc:creator>Yvonne Fitzgerald</dc:creator>
    <meta:editing-duration>PT12H57M40S</meta:editing-duration>
    <meta:editing-cycles>102</meta:editing-cycles>
    <meta:generator>OpenOffice/4.1.1$Win32 OpenOffice.org_project/411m6$Build-9775</meta:generator>
    <meta:document-statistic meta:table-count="4" meta:image-count="0" meta:object-count="0" meta:page-count="4" meta:paragraph-count="157" meta:word-count="825" meta:character-count="7800"/>
  </office:meta>
</office:document-meta>
</file>